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line-height="115%"/>
    </style:style>
    <style:style style:name="P4" style:family="paragraph">
      <style:paragraph-properties fo:line-height="115%"/>
      <style:text-properties style:font-name="Liberation Sans1"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ans1" fo:font-size="32pt" style:font-size-asian="32pt" style:font-size-complex="32pt"/>
    </style:style>
    <style:style style:name="T4" style:family="text">
      <style:text-properties style:font-name="Liberation Sans1" fo:font-size="28pt" style:font-size-asian="28pt" style:font-size-complex="28pt"/>
    </style:style>
    <style:style style:name="T5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71cm" svg:y="5.245cm" presentation:class="title" presentation:user-transformed="true">
          <draw:text-box>
            <text:p>UPPMAX Introductory Course</text:p>
          </draw:text-box>
        </draw:frame>
        <draw:frame draw:style-name="gr1" draw:text-style-name="P1" draw:layer="layout" svg:width="8.89cm" svg:height="0.962cm" svg:x="10.922cm" svg:y="9.398cm">
          <draw:text-box>
            <text:p>Marcus Lundber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actica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sk questions in chat or by making your voice heard</text:p>
              </text:list-item>
              <text:list-item>
                <text:p>This will be a short presentation. Practical questions related to hands-on should wait until the hands-on segment start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y 1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ructor: Marcus Lundberg</text:p>
              </text:list-item>
              <text:list-item>
                <text:p>Overview of course</text:p>
              </text:list-item>
              <text:list-item>
                <text:p>Brief discussion of Linux</text:p>
              </text:list-item>
              <text:list-item>
                <text:p>Hands-on: Basic Linux</text:p>
                <text:list>
                  <text:list-item>
                    <text:p>File system, bash commands</text:p>
                  </text:list-item>
                </text:list>
              </text:list-item>
              <text:list-item>
                <text:p><text:span text:style-name="T1">Lunch</text:span></text:p>
              </text:list-item>
              <text:list-item>
                <text:p>Presentation about UPPMAX and HPC</text:p>
              </text:list-item>
              <text:list-item>
                <text:p>Hands-on: Basic UPPMAX</text:p>
                <text:list>
                  <text:list-item>
                    <text:p>Slurm, software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y 2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structor: Douglas Scofield</text:p>
              </text:list-item>
              <text:list-item>
                <text:p>Hands-on: more advanced Linux</text:p>
                <text:list>
                  <text:list-item>
                    <text:p>Simple Linux commands</text:p>
                  </text:list-item>
                  <text:list-item>
                    <text:p>Input and output with ‘&lt;’ and ‘&gt;’</text:p>
                  </text:list-item>
                  <text:list-item>
                    <text:p>Combine commands with ‘|’</text:p>
                  </text:list-item>
                  <text:list-item>
                    <text:p>Wildcards</text:p>
                  </text:list-item>
                  <text:list-item>
                    <text:p>Regular expressions</text:p>
                  </text:list-item>
                  <text:list-item>
                    <text:p>Problem solving with Linux 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y 3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ructor: Douglas Scofield</text:p>
              </text:list-item>
              <text:list-item>
                <text:p>Hands-on: Bash scripts</text:p>
                <text:list>
                  <text:list-item>
                    <text:p>Automating basic command-line tasks</text:p>
                  </text:list-item>
                  <text:list-item>
                    <text:p>If statements and loops in Bash</text:p>
                  </text:list-item>
                </text:list>
              </text:list-item>
              <text:list-item>
                <text:p><text:span text:style-name="T1">Lunch</text:span></text:p>
              </text:list-item>
              <text:list-item>
                <text:p><text:span text:style-name="T2">Instructor: Diana Iuşan</text:span></text:p>
              </text:list-item>
              <text:list-item>
                <text:p>Hands-on: Slurm and job scripts</text:p>
                <text:list>
                  <text:list-item>
                    <text:p>Automate your workflows</text:p>
                  </text:list-item>
                  <text:list-item>
                    <text:p>Allocate resources to get your work d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y 4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Instructor: Pavlin Mitev</text:span></text:p>
              </text:list-item>
              <text:list-item>
                <text:p text:style-name="P3"><text:span text:style-name="T3">Hands-on: Python I</text:span></text:p>
                <text:list>
                  <text:list-item>
                    <text:p text:style-name="P3"><text:span text:style-name="T4">Language fundamentals</text:span></text:p>
                  </text:list-item>
                </text:list>
              </text:list-item>
              <text:list-item>
                <text:p text:style-name="P3"><text:span text:style-name="T5">Lunch</text:span></text:p>
              </text:list-item>
              <text:list-item>
                <text:p text:style-name="P3"><text:span text:style-name="T3">Hands-on: Python II</text:span></text:p>
                <text:list>
                  <text:list-item>
                    <text:p text:style-name="P3"><text:span text:style-name="T4">Functions and fil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4:31:26.692582785</meta:creation-date>
    <dc:date>2020-08-22T21:04:23.480963382</dc:date>
    <meta:editing-duration>P26DT9H50M23S</meta:editing-duration>
    <meta:editing-cycles>13</meta:editing-cycles>
    <meta:generator>LibreOffice/6.1.3.2$MacOSX_X86_64 LibreOffice_project/86daf60bf00efa86ad547e59e09d6bb77c699acb</meta:generator>
    <meta:document-statistic meta:object-count="45"/>
  </office:meta>
</office:document-meta>
</file>